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12271_3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236.71" calcext:value-type="float">
            <text:p>236.71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361 kWh</text:p>
          </table:table-cell>
          <table:table-cell office:value-type="float" office:value="2738.59" calcext:value-type="float">
            <text:p>2738.59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482.43" calcext:value-type="float">
            <text:p>482.43</text:p>
          </table:table-cell>
          <table:table-cell office:value-type="float" office:value="29.9" calcext:value-type="float">
            <text:p>29.9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738.98" calcext:value-type="float">
            <text:p>373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288.81" calcext:value-type="float">
            <text:p>288.81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340 kWh</text:p>
          </table:table-cell>
          <table:table-cell office:value-type="float" office:value="2569.76" calcext:value-type="float">
            <text:p>2569.76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456.59" calcext:value-type="float">
            <text:p>456.59</text:p>
          </table:table-cell>
          <table:table-cell office:value-type="float" office:value="28.2" calcext:value-type="float">
            <text:p>28.2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593.78" calcext:value-type="float">
            <text:p>3593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21.5" calcext:value-type="float">
            <text:p>21.5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399 kWh</text:p>
          </table:table-cell>
          <table:table-cell office:value-type="float" office:value="3003.23" calcext:value-type="float">
            <text:p>3003.23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492.77" calcext:value-type="float">
            <text:p>492.77</text:p>
          </table:table-cell>
          <table:table-cell office:value-type="float" office:value="32.53" calcext:value-type="float">
            <text:p>32.53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799.41" calcext:value-type="float">
            <text:p>3799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255.19" calcext:value-type="float">
            <text:p>255.19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383 kWh</text:p>
          </table:table-cell>
          <table:table-cell office:value-type="float" office:value="2870.36" calcext:value-type="float">
            <text:p>2870.36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501.7" calcext:value-type="float">
            <text:p>501.7</text:p>
          </table:table-cell>
          <table:table-cell office:value-type="float" office:value="31.19" calcext:value-type="float">
            <text:p>31.19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906.79" calcext:value-type="float">
            <text:p>3906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357.49" calcext:value-type="float">
            <text:p>357.49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394 kWh</text:p>
          </table:table-cell>
          <table:table-cell office:value-type="float" office:value="2940.9" calcext:value-type="float">
            <text:p>2940.9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512.12" calcext:value-type="float">
            <text:p>512.12</text:p>
          </table:table-cell>
          <table:table-cell office:value-type="float" office:value="31.88" calcext:value-type="float">
            <text:p>31.88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4089.74" calcext:value-type="float">
            <text:p>4089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string" calcext:value-type="string">
            <text:p>409 kWh</text:p>
          </table:table-cell>
          <table:table-cell office:value-type="float" office:value="3039.91" calcext:value-type="float">
            <text:p>3039.91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497.87" calcext:value-type="float">
            <text:p>497.87</text:p>
          </table:table-cell>
          <table:table-cell office:value-type="float" office:value="32.86" calcext:value-type="float">
            <text:p>32.86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816.97" calcext:value-type="float">
            <text:p>3816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434 kWh</text:p>
          </table:table-cell>
          <table:table-cell office:value-type="float" office:value="3212.95" calcext:value-type="float">
            <text:p>3212.95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523.93" calcext:value-type="float">
            <text:p>523.93</text:p>
          </table:table-cell>
          <table:table-cell office:value-type="float" office:value="34.58" calcext:value-type="float">
            <text:p>34.58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4016.81" calcext:value-type="float">
            <text:p>4016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35.25" calcext:value-type="float">
            <text:p>35.25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491 kWh</text:p>
          </table:table-cell>
          <table:table-cell office:value-type="float" office:value="3620.14" calcext:value-type="float">
            <text:p>3620.14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585.47" calcext:value-type="float">
            <text:p>585.47</text:p>
          </table:table-cell>
          <table:table-cell office:value-type="float" office:value="38.64" calcext:value-type="float">
            <text:p>38.64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4523.83" calcext:value-type="float">
            <text:p>4523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444 kWh</text:p>
          </table:table-cell>
          <table:table-cell office:value-type="float" office:value="2886.8" calcext:value-type="float">
            <text:p>2886.8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202.08" calcext:value-type="float">
            <text:p>202.08</text:p>
          </table:table-cell>
          <table:table-cell office:value-type="float" office:value="30.49" calcext:value-type="float">
            <text:p>30.49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281.64" calcext:value-type="float">
            <text:p>328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5.77" calcext:value-type="float">
            <text:p>35.7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450 kWh</text:p>
          </table:table-cell>
          <table:table-cell office:value-type="float" office:value="2898.44" calcext:value-type="float">
            <text:p>2898.44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202.89" calcext:value-type="float">
            <text:p>202.89</text:p>
          </table:table-cell>
          <table:table-cell office:value-type="float" office:value="30.61" calcext:value-type="float">
            <text:p>30.61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3330.18" calcext:value-type="float">
            <text:p>3330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8.24" calcext:value-type="float">
            <text:p>18.24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68 kWh</text:p>
          </table:table-cell>
          <table:table-cell office:value-type="float" office:value="2324.34" calcext:value-type="float">
            <text:p>2324.34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162.7" calcext:value-type="float">
            <text:p>162.7</text:p>
          </table:table-cell>
          <table:table-cell office:value-type="float" office:value="24.86" calcext:value-type="float">
            <text:p>24.86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2691.93" calcext:value-type="float">
            <text:p>2691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384 kWh</text:p>
          </table:table-cell>
          <table:table-cell office:value-type="float" office:value="2424.61" calcext:value-type="float">
            <text:p>2424.61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169.72" calcext:value-type="float">
            <text:p>169.72</text:p>
          </table:table-cell>
          <table:table-cell office:value-type="float" office:value="25.86" calcext:value-type="float">
            <text:p>25.86</text:p>
          </table:table-cell>
          <table:table-cell table:number-columns-repeated="4"/>
          <table:table-cell office:value-type="string" calcext:value-type="string">
            <text:p>T-1</text:p>
          </table:table-cell>
          <table:table-cell office:value-type="float" office:value="2781.34" calcext:value-type="float">
            <text:p>2781.34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08:03.187000000</meta:creation-date>
    <dc:date>2018-03-28T20:14:50.917000000</dc:date>
    <meta:editing-duration>PT4M55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